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b460" officeooo:paragraph-rsid="000cb4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</text:p>
      <text:p text:style-name="P1">0NF:</text:p>
      <text:p text:style-name="P1">DailyReport(Date, [Patient#, Loc, PatName, [FinancialSource, Cost, Item#, ItemDesc, Charge]], Total])</text:p>
      <text:p text:style-name="P1">1NF:</text:p>
      <text:p text:style-name="P1">DailyReport(Date, [Patient#, Loc, PatName, [FinancialSource, Cost, Item#, ItemDesc, Charge]], Total])</text:p>
      <text:p text:style-name="P1"><text:s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6T14:15:58.130206663</meta:creation-date>
    <dc:date>2024-01-26T14:31:34.554705009</dc:date>
    <meta:editing-duration>PT15M37S</meta:editing-duration>
    <meta:editing-cycles>1</meta:editing-cycles>
    <meta:document-statistic meta:table-count="0" meta:image-count="0" meta:object-count="0" meta:page-count="1" meta:paragraph-count="6" meta:word-count="23" meta:character-count="217" meta:non-whitespace-character-count="198"/>
    <meta:generator>LibreOffice/7.4.7.2$Linux_X86_64 LibreOffice_project/40$Build-2</meta:generator>
  </office:meta>
</office:document-meta>
</file>